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25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9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  <style:text-properties style:text-position=""/>
    </style:style>
    <style:style style:name="ce2" style:family="table-cell" style:parent-style-name="Default">
      <style:table-cell-properties fo:background-color="#ffcc99"/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3b3b3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ucida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3b3b3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b3b3b3"/>
    </style:style>
    <style:style style:name="ce7" style:family="table-cell" style:parent-style-name="Default">
      <style:text-properties fo:color="#c5000b"/>
    </style:style>
  </office:automatic-styles>
  <office:body>
    <office:spreadsheet>
      <table:table table:name="Description_tables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office:value-type="string">
            <text:p>Attention à bien mettre les bonnes infos dans la sauvegarde</text:p>
          </table:table-cell>
          <table:table-cell/>
          <table:table-cell table:style-name="ce3" office:value-type="string">
            <text:p>SHOW TABLE STATUS</text:p>
          </table:table-cell>
          <table:table-cell table:number-columns-repeated="1020"/>
        </table:table-row>
        <table:table-row table:style-name="ro1">
          <table:table-cell table:style-name="ce2"/>
          <table:table-cell office:value-type="string">
            <text:p>Attention cette table est présente dans plusieurs fichiers</text:p>
          </table:table-cell>
          <table:table-cell/>
          <table:table-cell table:style-name="ce4" office:value-type="string">
            <text:p>Name</text:p>
          </table:table-cell>
          <table:table-cell table:style-name="ce4" office:value-type="string">
            <text:p>Rows</text:p>
          </table:table-cell>
          <table:table-cell table:style-name="ce4" office:value-type="string">
            <text:p>Collation</text:p>
          </table:table-cell>
          <table:table-cell table:style-name="ce4" office:value-type="string">
            <text:p>Row_format</text:p>
          </table:table-cell>
          <table:table-cell table:style-name="ce4" office:value-type="string">
            <text:p>Comment</text:p>
          </table:table-cell>
          <table:table-cell table:style-name="ce5" office:value-type="string">
            <text:p>Sauvegarde sql</text:p>
          </table:table-cell>
          <table:table-cell table:style-name="ce5" office:value-type="string">
            <text:p>Pas présent dans bibli.sql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office:value-type="string">
            <text:p>voir_aussi</text:p>
          </table:table-cell>
          <table:table-cell office:value-type="float" office:value="91">
            <text:p>9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agneaux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nalysis</text:p>
          </table:table-cell>
          <table:table-cell office:value-type="float" office:value="14">
            <text:p>14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uthors</text:p>
          </table:table-cell>
          <table:table-cell office:value-type="float" office:value="42">
            <text:p>4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abon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contenu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_equation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annett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bulletin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_content</text:p>
          </table:table-cell>
          <table:table-cell office:value-type="float" office:value="15">
            <text:p>1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llections</text:p>
          </table:table-cell>
          <table:table-cell office:value-type="float" office:value="13">
            <text:p>1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categ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categ_sourc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onnectors_source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ntrepot_source_2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ntrepot_source_4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ntrepot_source_5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equation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emplaires</text:p>
          </table:table-cell>
          <table:table-cell office:value-type="float" office:value="33">
            <text:p>3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num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ternal_count</text:p>
          </table:table-cell>
          <table:table-cell office:value-type="float" office:value="252">
            <text:p>25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categories</text:p>
          </table:table-cell>
          <table:table-cell office:value-type="float" office:value="49">
            <text:p>49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fields_global_index</text:p>
          </table:table-cell>
          <table:table-cell office:value-type="float" office:value="3369">
            <text:p>336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global_index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langues</text:p>
          </table:table-cell>
          <table:table-cell office:value-type="float" office:value="47">
            <text:p>47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mots_global_index</text:p>
          </table:table-cell>
          <table:table-cell office:value-type="float" office:value="2676">
            <text:p>2676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s_relation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ublishers</text:p>
          </table:table-cell>
          <table:table-cell office:value-type="float" office:value="26">
            <text:p>2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responsability</text:p>
          </table:table-cell>
          <table:table-cell office:value-type="float" office:value="44">
            <text:p>4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ries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>
            <text:p>sources_enrichment</text:p>
          </table:table-cell>
          <table:table-cell office:value-type="float" office:value="9">
            <text:p>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office:value-type="string">
            <text:p>Modif param à faire pour date_test.sql</text:p>
          </table:table-cell>
          <table:table-cell office:value-type="string">
            <text:p>data_test.sql</text:p>
          </table:table-cell>
          <table:table-cell/>
          <table:table-cell office:value-type="string">
            <text:p>notice_enrichment, show_social_network</text:p>
            <text:p/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words</text:p>
          </table:table-cell>
          <table:table-cell office:value-type="float" office:value="1451">
            <text:p>145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data_test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emplacemen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statu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rch_typ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addie_procs</text:p>
          </table:table-cell>
          <table:table-cell office:value-type="float" office:value="31">
            <text:p>3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codestat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location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section</text:p>
          </table:table-cell>
          <table:table-cell office:value-type="float" office:value="14">
            <text:p>1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statut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_type</text:p>
          </table:table-cell>
          <table:table-cell office:value-type="float" office:value="8">
            <text:p>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docsloc_section</text:p>
          </table:table-cell>
          <table:table-cell office:value-type="float" office:value="28">
            <text:p>28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ddi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ddie_procs</text:p>
          </table:table-cell>
          <table:table-cell office:value-type="float" office:value="17">
            <text:p>1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ateg</text:p>
          </table:table-cell>
          <table:table-cell office:value-type="float" office:value="7">
            <text:p>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codestat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tager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tagere_caddie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_custom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xpl_custom_list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facettes</text:p>
          </table:table-cell>
          <table:table-cell office:value-type="float" office:value="6">
            <text:p>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_tpl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office:value-type="string">
            <text:p>Modif param à faire pour date_test.sql</text:p>
          </table:table-cell>
          <table:table-cell office:value-type="string">
            <text:p>feed_essential.sql</text:p>
          </table:table-cell>
          <table:table-cell/>
          <table:table-cell office:value-type="string">
            <text:p>notices_format_onglets =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notice_tplcod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rocs</text:p>
          </table:table-cell>
          <table:table-cell office:value-type="float" office:value="163">
            <text:p>16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rocs_classements</text:p>
          </table:table-cell>
          <table:table-cell office:value-type="float" office:value="10">
            <text:p>1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arch_perso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request</text:p>
          </table:table-cell>
          <table:table-cell office:value-type="float" office:value="13">
            <text:p>1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vue_1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2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3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4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_5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statopac_vues</text:p>
          </table:table-cell>
          <table:table-cell office:value-type="float" office:value="5">
            <text:p>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tatopac_vues_col</text:p>
          </table:table-cell>
          <table:table-cell office:value-type="float" office:value="34">
            <text:p>3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feed_essential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indexint</text:p>
          </table:table-cell>
          <table:table-cell office:value-type="float" office:value="102">
            <text:p>10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indexint_dewey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bts_periodicites</text:p>
          </table:table-cell>
          <table:table-cell office:value-type="float" office:value="9">
            <text:p>9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categories</text:p>
          </table:table-cell>
          <table:table-cell office:value-type="float" office:value="1077">
            <text:p>107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classements</text:p>
          </table:table-cell>
          <table:table-cell office:value-type="float" office:value="3">
            <text:p>3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empr_statut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infopages</text:p>
          </table:table-cell>
          <table:table-cell office:value-type="float" office:value="7">
            <text:p>7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lender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lignes_actes_statut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noeuds</text:p>
          </table:table-cell>
          <table:table-cell office:value-type="float" office:value="1078">
            <text:p>1078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notice_statut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origin_authoritie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origine_notic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parametres</text:p>
          </table:table-cell>
          <table:table-cell office:value-type="float" office:value="776">
            <text:p>776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pclassement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auv_sauvegard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auv_table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uggestions_categ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office:value-type="string">
            <text:p>thesauru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users</text:p>
          </table:table-cell>
          <table:table-cell office:value-type="float" office:value="1">
            <text:p>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attr</text:p>
          </table:table-cell>
          <table:table-cell office:value-type="float" office:value="45">
            <text:p>45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bib</text:p>
          </table:table-cell>
          <table:table-cell office:value-type="float" office:value="11">
            <text:p>11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minimum.sql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arch_cache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sessions</text:p>
          </table:table-cell>
          <table:table-cell office:value-type="float" office:value="4">
            <text:p>4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notices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z_query</text:p>
          </table:table-cell>
          <table:table-cell office:value-type="float" office:value="2">
            <text:p>2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/>
          <table:table-cell office:value-type="string">
            <text:p>Non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>
            <text:p>abo_liste_lectu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ab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abts_mode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grille_ab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grille_model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bts_mode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ces_profi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ces_righ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dmin_sess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di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t_lin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uthorities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av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bannette_expor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budg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ache_ame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artic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article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bui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cadre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cad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fiel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publications_sta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typ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editorial_words_global_inde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hash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managed_modu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pag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pages_env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s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sections_descrip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va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ms_vers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ections_stat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llstate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mp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oai_toke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che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ch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teg_s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cate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e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nnectors_out_sources_es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coordonne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no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them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ty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emandes_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dsi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ditions_sta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addie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gril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r_grou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mpty_words_calcul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nti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ntrepots_localisa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rror_lo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_blob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ache_i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converted_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group_es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es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method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methods_us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searchca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s_searchsess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emplaires_temp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erci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_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doc_sug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explnum_loc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fich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fra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estfic0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ill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groupexpl_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_impor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profil_import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search_fiel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harvest_s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import_ma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ens_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gnes_ac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gnes_actes_relan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inked_mo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_expl_retar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_retard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log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mailt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mo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authorities_sourc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_lis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custom_val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extern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notices_titres_uniform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ffres_remis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filter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liste_lectu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sess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view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pac_views_emp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ouvertur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aie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aram_subs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erio_relan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lanificateu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re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pret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_finan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quotas_opac_view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apport_demand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couvremen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archiv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lo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plannin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esa_ranger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flu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ss_flux_content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rubriqu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uv_lieux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auv_lo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arch_pers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arch_persopac_empr_categ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ask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cir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copy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diff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expl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erialcirc_group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Fixed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ource_syn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tatopac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b_colle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_origin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ggestions_sourc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sur_loc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_docnum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ches_typ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ag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itres_uniform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action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fer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ferts_demand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anslation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ri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distrib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ref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u_subdiv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va_acha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_ab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_compte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types_produit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upload_repertoire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users_group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>
            <text:p>visionneuse_params</text:p>
          </table:table-cell>
          <table:table-cell office:value-type="float" office:value="0">
            <text:p>0</text:p>
          </table:table-cell>
          <table:table-cell office:value-type="string">
            <text:p>utf8_unicode_ci</text:p>
          </table:table-cell>
          <table:table-cell office:value-type="string">
            <text:p>Dynamic</text:p>
          </table:table-cell>
          <table:table-cell table:number-columns-repeated="1017"/>
        </table:table-row>
      </table:table>
      <table:table table:name="Commande sauve base" table:style-name="ta1" table:print="false">
        <table:table-column table:style-name="co4" table:number-columns-repeated="3" table:default-cell-style-name="Default"/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Bibli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d --quote-names=FALSE --skip-add-drop-table bibli &gt; bibli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minimum.sql</text:p>
          </table:table-cell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bibli cms_editorial_types abts_periodicites categories classements empr_statut infopages lenders lignes_actes_statuts noeuds notice_statut origin_authorities origine_notice parametres pclassement sauv_sauvegardes sauv_tables suggestions_categ thesaurus users z_attr z_bib &gt; minimum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feed_essential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bibli arch_emplacement arch_statut arch_type caddie caddie_procs docs_codestat docs_location docs_section docs_statut docs_type docsloc_section empr_caddie empr_caddie_procs empr_categ empr_codestat etagere etagere_caddie expl_custom expl_custom_lists facettes notice_tpl notice_tplcode procs procs_classements search_perso statopac_request statopac_vue_1 statopac_vue_2 statopac_vue_3 statopac_vue_4 statopac_vue_5 statopac_vues statopac_vues_col &gt; feed_essential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d bibli statopac_vue_1 statopac_vue_2 statopac_vue_3 statopac_vue_4 statopac_vue_5 &gt; feed_essential2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Data_test.sql</text:p>
          </table:table-cell>
        </table:table-row>
        <table:table-row table:style-name="ro4">
          <table:table-cell table:number-columns-repeated="2"/>
          <table:table-cell office:value-type="string">
            <text:p>mysqldump -u bibli -pbibli -t --skip-extended-insert --complete-insert --hex-blob bibli analysis authors bannette_abon bannette_contenu bannette_equation bannettes bulletins caddie_content collections connectors_categ connectors_categ_sources connectors_sources empr entrepot_source_2 entrepot_source_4 entrepot_source_5 equations exemplaires explnum external_count notices notices_categories notices_fields_global_index notices_global_index notices_langues notices_mots_global_index notices_relations publishers responsability series sources_enrichment words &gt; data_test.sql</text:p>
          </table:table-cell>
        </table:table-row>
        <table:table-row table:style-name="ro4">
          <table:table-cell table:number-columns-repeated="2"/>
          <table:table-cell office:value-type="string">
            <text:p>mysqldump -u bibli -pbibli -d bibli entrepot_source_2 entrepot_source_4 entrepot_source_5 &gt; data_test2.sql</text:p>
          </table:table-cell>
        </table:table-row>
        <table:table-row table:style-name="ro3">
          <table:table-cell table:number-columns-repeated="2"/>
          <table:table-cell table:style-name="ce7" office:value-type="string">
            <text:p>Ajouter les paramètres à modif dans data_test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Thésaurus : </text:p>
          </table:table-cell>
        </table:table-row>
        <table:table-row table:style-name="ro3">
          <table:table-cell table:number-columns-repeated="2"/>
          <table:table-cell table:style-name="ce7" office:value-type="string">
            <text:p>Penser à ajouter le vidage des tables dans les fichiers</text:p>
          </table:table-cell>
        </table:table-row>
        <table:table-row table:style-name="ro3">
          <table:table-cell table:number-columns-repeated="2"/>
          <table:table-cell table:style-name="ce6" office:value-type="string">
            <text:p>agneaux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agneaux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environnement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environnement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unesco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thesaurus noeuds categories voir_aussi &gt; unesco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Plan de classement : </text:p>
          </table:table-cell>
        </table:table-row>
        <table:table-row table:style-name="ro3">
          <table:table-cell table:number-columns-repeated="2"/>
          <table:table-cell table:style-name="ce7" office:value-type="string">
            <text:p>Penser à ajouter le vidage des tables dans les fichiers</text:p>
          </table:table-cell>
        </table:table-row>
        <table:table-row table:style-name="ro3">
          <table:table-cell table:number-columns-repeated="2"/>
          <table:table-cell table:style-name="ce6" office:value-type="string">
            <text:p>indexint_chambery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chambery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indexint_dewey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dewey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indexint_100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100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indexint_small_en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t --skip-extended-insert --complete-insert --hex-blob <text:s text:c="2"/>bibli pclassement indexint &gt; indexint_small_en.sql</text:p>
          </table:table-cell>
        </table:table-row>
        <table:table-row table:style-name="ro3" table:number-rows-repeated="2">
          <table:table-cell table:number-columns-repeated="3"/>
        </table:table-row>
        <table:table-row table:style-name="ro3">
          <table:table-cell table:number-columns-repeated="2"/>
          <table:table-cell table:style-name="ce6" office:value-type="string">
            <text:p>bibliportail.sql</text:p>
          </table:table-cell>
        </table:table-row>
        <table:table-row table:style-name="ro3">
          <table:table-cell table:number-columns-repeated="2"/>
          <table:table-cell office:value-type="string">
            <text:p>mysqldump -u bibli -pbibli --quote-names=FALSE --skip-extended-insert --complete-insert --hex-blob --skip-add-drop-table bibli &gt; bibliportail.sql</text:p>
          </table:table-cell>
        </table:table-row>
      </table:table>
      <table:table table:name="Feuille3" table:style-name="ta1" table:print="false">
        <table:table-column table:style-name="co4" table:number-columns-repeated="5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2" table:target-range-address="Feuille3.F5:Feuille3.F2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30T16:18:04</meta:creation-date>
    <dc:date>2014-03-14T17:08:39</dc:date>
    <meta:editing-duration>PT10H7M19S</meta:editing-duration>
    <meta:editing-cycles>35</meta:editing-cycles>
    <meta:generator>LibreOffice/3.5$Linux_X86_64 LibreOffice_project/350m1$Build-2</meta:generator>
    <meta:document-statistic meta:table-count="3" meta:cell-count="1252" meta:object-count="0"/>
  </office:meta>
</office:document-meta>
</file>